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79mm"/>
    </style:style>
    <style:style style:name="co2" style:family="table-column">
      <style:table-column-properties fo:break-before="auto" style:column-width="97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m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INNODB_BUFFER_POOL_INSTANCES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COMMAND-LINE FORMAT </text:p>
          </table:table-cell>
          <table:table-cell office:value-type="string" calcext:value-type="string">
            <text:p>--INNODB-BUFFER-POOL-INSTANCES=#</text:p>
          </table:table-cell>
        </table:table-row>
        <table:table-row table:style-name="ro1">
          <table:table-cell office:value-type="string" calcext:value-type="string">
            <text:p>SYSTEM VARIABLE INNODB_BUFFER_POOL_INSTANCES</text:p>
          </table:table-cell>
          <table:table-cell office:value-type="string" calcext:value-type="string">
            <text:p>INNODB_BUFFER_POOL_INSTANCES</text:p>
          </table:table-cell>
        </table:table-row>
        <table:table-row table:style-name="ro1">
          <table:table-cell office:value-type="string" calcext:value-type="string">
            <text:p>SCOPE 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DYNAMI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T_VAR </text:p>
          </table:table-cell>
          <table:table-cell office:value-type="string" calcext:value-type="string">
            <text:p>HINT APPLIES NO</text:p>
          </table:table-cell>
        </table:table-row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DEFAULT VALUE </text:p>
          </table:table-cell>
          <table:table-cell office:value-type="string" calcext:value-type="string">
            <text:p>(OTHER) 8 (OR 1 IF INNODB_BUFFER_POOL_SIZE &lt; 1GB</text:p>
          </table:table-cell>
        </table:table-row>
        <table:table-row table:style-name="ro1">
          <table:table-cell office:value-type="string" calcext:value-type="string">
            <text:p>DEFAULT VALUE (WINDOWS, 32 - BIT PLATFORMS)</text:p>
          </table:table-cell>
          <table:table-cell office:value-type="string" calcext:value-type="string">
            <text:p>(AUTOSIZED)</text:p>
          </table:table-cell>
        </table:table-row>
        <table:table-row table:style-name="ro1">
          <table:table-cell office:value-type="string" calcext:value-type="string">
            <text:p>MINIMUM VALU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UM VALUE 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INNODB_BUFFER_POOL_CHUNK_SIZE" table:style-name="ta1">
        <table:table-column table:style-name="co1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COMMAND-LINE FORMAT </text:p>
          </table:table-cell>
          <table:table-cell office:value-type="string" calcext:value-type="string">
            <text:p>--INNODB-BUFFER-POOL-CHUNK-SIZE=#</text:p>
          </table:table-cell>
        </table:table-row>
        <table:table-row table:style-name="ro1">
          <table:table-cell office:value-type="string" calcext:value-type="string">
            <text:p>SYSTEM VARIABLE INNODB_BUFFER_POOL_INSTANCES</text:p>
          </table:table-cell>
          <table:table-cell office:value-type="string" calcext:value-type="string">
            <text:p>INNODB_BUFFER_POOL_CHUNK_SIZE</text:p>
          </table:table-cell>
        </table:table-row>
        <table:table-row table:style-name="ro1">
          <table:table-cell office:value-type="string" calcext:value-type="string">
            <text:p>SCOPE 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DYNAMI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T_VAR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DEFAULT VALUE </text:p>
          </table:table-cell>
          <table:table-cell office:value-type="float" office:value="134217728" calcext:value-type="float">
            <text:p>134217728</text:p>
          </table:table-cell>
        </table:table-row>
        <table:table-row table:style-name="ro1">
          <table:table-cell office:value-type="string" calcext:value-type="string">
            <text:p>MINIMUM VALUE 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string" calcext:value-type="string">
            <text:p>MAXIMUM VALUE </text:p>
          </table:table-cell>
          <table:table-cell office:value-type="string" calcext:value-type="string">
            <text:p>INNODB_BUFFER_POOL_SIZE / INNODB_BUFFER_POOL_INSTAN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11:24:31.210000000</meta:creation-date>
    <meta:generator>LibreOffice/5.2.7.2$Windows_X86_64 LibreOffice_project/2b7f1e640c46ceb28adf43ee075a6e8b8439ed10</meta:generator>
    <dc:date>2021-01-17T12:08:40.912000000</dc:date>
    <meta:editing-duration>PT33M46S</meta:editing-duration>
    <meta:editing-cycles>1</meta:editing-cycles>
    <meta:document-statistic meta:table-count="2" meta:cell-count="38" meta:object-count="0"/>
  </office:meta>
</office:document-meta>
</file>